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2.698cm"/>
    </style:style>
    <style:style style:name="co5" style:family="table-column">
      <style:table-column-properties fo:break-before="auto" style:column-width="6.9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office:value-type="string" calcext:value-type="string">
            <text:p>Métodos Específicos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/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getByUsername(username:String):Usuario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MapaDeServic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/>
          <table:table-cell office:value-type="string" calcext:value-type="string">
            <text:p>Serializable</text:p>
          </table:table-cell>
          <table:table-cell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terminas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23:53:24.239413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5T01:27:24.323337316</dc:date>
    <dc:creator>Carlos Filho</dc:creator>
    <meta:editing-duration>PT1H34M9S</meta:editing-duration>
    <meta:editing-cycles>3</meta:editing-cycles>
    <meta:generator>LibreOffice/4.2.8.2$Linux_X86_64 LibreOffice_project/420m0$Build-2</meta:generator>
    <meta:document-statistic meta:table-count="1" meta:cell-count="136" meta:object-count="0"/>
  </office:meta>
</office:document-meta>
</file>